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19" style:family="paragraph" style:parent-style-name="Standard" style:master-page-name="">
      <loext:graphic-properties draw:fill="none"/>
      <style:paragraph-properties fo:margin-left="3cm" fo:margin-right="0cm" fo:text-align="start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1e38"/>
    </style:style>
    <style:style style:name="T5" style:family="text">
      <style:text-properties fo:language="en" fo:country="US" officeooo:rsid="0040b344"/>
    </style:style>
    <style:style style:name="T6" style:family="text">
      <style:text-properties fo:language="en" fo:country="US" officeooo:rsid="004a6ee8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4616f3" fo:background-color="#ffffff" loext:char-shading-value="0"/>
    </style:style>
    <style:style style:name="T12" style:family="text">
      <style:text-properties officeooo:rsid="0047dad6" fo:background-color="#ffffff" loext:char-shading-value="0"/>
    </style:style>
    <style:style style:name="T13" style:family="text">
      <style:text-properties fo:background-color="#ff0000" loext:char-shading-value="0"/>
    </style:style>
    <style:style style:name="T14" style:family="text">
      <style:text-properties officeooo:rsid="004616f3" fo:background-color="#ff0000" loext:char-shading-value="0"/>
    </style:style>
    <style:style style:name="T15" style:family="text">
      <style:text-properties officeooo:rsid="004616f3" fo:background-color="#ff0000" loext:char-shading-value="0"/>
    </style:style>
    <style:style style:name="T16" style:family="text">
      <style:text-properties officeooo:rsid="0047dad6" fo:background-color="#ff0000" loext:char-shading-value="0"/>
    </style:style>
    <style:style style:name="T17" style:family="text">
      <style:text-properties officeooo:rsid="0047dad6" fo:background-color="#ff0000" loext:char-shading-value="0"/>
    </style:style>
    <style:style style:name="T18" style:family="text">
      <style:text-properties fo:background-color="#ff0000" loext:char-shading-value="0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2"/>
      <text:p text:style-name="P12"/>
      <text:p text:style-name="P12"/>
      <text:p text:style-name="P21"/>
      <text:p text:style-name="P2"/>
      <text:p text:style-name="P2"/>
      <text:p text:style-name="P2"/>
      <text:p text:style-name="P2"/>
      <text:p text:style-name="P14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<text:span text:style-name="T6">8</text:span>-й всероссийской научной</text:p>
      <text:p text:style-name="P6">конференции по проблемам</text:p>
      <text:p text:style-name="P6">информатики СПИСОК-201<text:span text:style-name="T4">7</text:span></text:p>
      <text:p text:style-name="P9"/>
      <text:p text:style-name="P10"><text:span text:style-name="T6">23–</text:span>26 апреля 201<text:span text:style-name="T6">9</text:span> г.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9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9">в печать </text:span><text:span text:style-name="T5">26.12</text:span><text:span text:style-name="T9">.201</text:span><text:span text:style-name="T4">7</text:span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8">Бумага офсетная. Гарнитура <text:span text:style-name="T3">Times</text:span>. Печать цифровая.</text:p>
      <text:p text:style-name="P8"><text:span text:style-name="T10">Усл. п</text:span>еч. л. <text:span text:style-name="T15">31,</text:span><text:span text:style-name="T17">97</text:span><office:annotation office:name="__Annotation__194_1094673556"><dc:creator>&lt;анонимный&gt;</dc:creator><dc:date>2017-12-25T20:34:03.261000000</dc:date><text:p text:style-name="P22"><text:span text:style-name="T19">A5 у ВВМ — 0,05813 УПЛ на страницу</text:span></text:p></office:annotation><text:span text:style-name="T18">.</text:span><office:annotation-end office:name="__Annotation__194_1094673556"/> Тираж 100 экз. Заказ <text:span text:style-name="T9">№</text:span><text:span text:style-name="T5">424</text:span><text:span text:style-name="T9">.</text:span></text:p>
      <text:p text:style-name="P15"/>
      <text:p text:style-name="P16"/>
      <text:p text:style-name="P17">Отпечатано <text:span text:style-name="T9">в Издательстве ВВМ.</text:span></text:p>
      <text:p text:style-name="P18">198095, Санкт-Петербург, ул. Швецова, 4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H13M8S</meta:editing-duration>
    <meta:editing-cycles>43</meta:editing-cycles>
    <meta:generator>LibreOffice/6.3.0.4$Windows_X86_64 LibreOffice_project/057fc023c990d676a43019934386b85b21a9ee99</meta:generator>
    <dc:date>2019-11-22T21:21:56.544000000</dc:date>
    <meta:document-statistic meta:table-count="0" meta:image-count="0" meta:object-count="0" meta:page-count="2" meta:paragraph-count="17" meta:word-count="67" meta:character-count="484" meta:non-whitespace-character-count="434"/>
    <meta:user-defined meta:name="Info 1"/>
    <meta:user-defined meta:name="Info 2"/>
    <meta:user-defined meta:name="Info 3"/>
    <meta:user-defined meta:name="Info 4"/>
  </office:meta>
</office:document-meta>
</file>